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entCachingResponseWrapperTests.copyBodyToResponseWithTransf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ontentCachingResponseWrapperTests.copyBodyToRespo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